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fo:color="#800000"/>
    </style:style>
    <style:style style:name="P2" style:family="paragraph" style:parent-style-name="Text_20_body">
      <style:text-properties fo:color="#800000" style:font-name="Calibri" fo:font-size="11pt" fo:language="en" fo:country="US"/>
    </style:style>
    <style:style style:name="P3" style:family="paragraph" style:parent-style-name="Text_20_body">
      <style:text-properties style:font-name="Calibri" fo:font-size="11pt" fo:language="en" fo:country="US"/>
    </style:style>
    <style:style style:name="P4" style:family="paragraph" style:parent-style-name="Text_20_body">
      <style:text-properties style:font-name="Calibri" fo:font-size="14pt" fo:language="en" fo:country="US" officeooo:rsid="00668b8c" officeooo:paragraph-rsid="00668b8c" style:font-size-asian="14pt" style:font-size-complex="14pt"/>
    </style:style>
    <style:style style:name="P5" style:family="paragraph" style:parent-style-name="Text_20_body">
      <style:text-properties style:font-name="Calibri" fo:font-size="14pt" fo:language="en" fo:country="US" fo:font-style="normal" officeooo:rsid="00668b8c" officeooo:paragraph-rsid="00668b8c" style:font-size-asian="14pt" style:font-style-asian="normal" style:font-size-complex="14pt" style:font-style-complex="normal"/>
    </style:style>
    <style:style style:name="P6" style:family="paragraph" style:parent-style-name="Text_20_body">
      <style:text-properties style:font-name="Calibri" fo:font-size="14pt" fo:language="en" fo:country="US" style:text-underline-style="solid" style:text-underline-width="auto" style:text-underline-color="font-color" officeooo:rsid="00668b8c" officeooo:paragraph-rsid="00668b8c" style:font-size-asian="14pt" style:font-size-complex="14pt"/>
    </style:style>
    <style:style style:name="P7" style:family="paragraph" style:parent-style-name="Text_20_body">
      <style:text-properties fo:color="#007826"/>
    </style:style>
    <style:style style:name="P8" style:family="paragraph" style:parent-style-name="Text_20_body">
      <style:text-properties fo:color="#990000"/>
    </style:style>
    <style:style style:name="P9" style:family="paragraph" style:parent-style-name="Text_20_body">
      <style:text-properties fo:color="#990000" style:font-name="Calibri" fo:font-size="11pt" fo:language="en" fo:country="US"/>
    </style:style>
    <style:style style:name="P10" style:family="paragraph" style:parent-style-name="Text_20_body">
      <style:paragraph-properties fo:break-before="page"/>
    </style:style>
    <style:style style:name="P11" style:family="paragraph" style:parent-style-name="Text_20_body">
      <style:paragraph-properties fo:break-before="page"/>
      <style:text-properties style:font-name="Calibri" fo:font-size="11pt" fo:language="en" fo:country="US"/>
    </style:style>
    <style:style style:name="P12" style:family="paragraph" style:parent-style-name="Text_20_body">
      <style:text-properties fo:color="#800000"/>
    </style:style>
    <style:style style:name="P13" style:family="paragraph" style:parent-style-name="Text_20_body">
      <style:text-properties fo:color="#800000" style:font-name="Calibri" fo:font-size="11pt"/>
    </style:style>
    <style:style style:name="P14" style:family="paragraph" style:parent-style-name="Text_20_body">
      <style:text-properties style:font-name="Calibri" fo:font-size="14pt" fo:language="en" fo:country="US" fo:font-weight="normal" officeooo:rsid="0074f9c1" officeooo:paragraph-rsid="0074f9c1" style:font-size-asian="14pt" style:font-weight-asian="normal" style:font-size-complex="14pt" style:font-weight-complex="normal"/>
    </style:style>
    <style:style style:name="P15" style:family="paragraph" style:parent-style-name="Text_20_body">
      <style:text-properties style:font-name="Calibri" fo:font-size="14pt" fo:language="en" fo:country="US" fo:font-weight="normal" officeooo:rsid="00689d72" officeooo:paragraph-rsid="00bf3476" style:font-size-asian="14pt" style:font-weight-asian="normal" style:font-size-complex="14pt" style:font-weight-complex="normal"/>
    </style:style>
    <style:style style:name="P16" style:family="paragraph" style:parent-style-name="Text_20_body">
      <style:text-properties style:font-name="Calibri" fo:font-size="14pt" fo:language="en" fo:country="US" fo:font-weight="bold" officeooo:rsid="0097db7e" officeooo:paragraph-rsid="0097db7e" style:font-size-asian="14pt" style:font-weight-asian="bold" style:font-size-complex="14pt" style:font-weight-complex="bold"/>
    </style:style>
    <style:style style:name="P17" style:family="paragraph" style:parent-style-name="Text_20_body">
      <style:text-properties style:font-name="Calibri" fo:font-size="14pt" fo:language="en" fo:country="US" fo:font-weight="bold" officeooo:rsid="00668b8c" officeooo:paragraph-rsid="00668b8c" style:font-size-asian="14pt" style:font-weight-asian="bold" style:font-size-complex="14pt" style:font-weight-complex="bold"/>
    </style:style>
    <style:style style:name="P18" style:family="paragraph" style:parent-style-name="Text_20_body">
      <style:text-properties style:font-name="Calibri" fo:font-size="14pt" fo:language="en" fo:country="US" fo:font-style="normal" fo:font-weight="bold" officeooo:rsid="00668b8c" officeooo:paragraph-rsid="00668b8c" style:font-size-asian="14pt" style:font-style-asian="normal" style:font-weight-asian="bold" style:font-size-complex="14pt" style:font-style-complex="normal" style:font-weight-complex="bold"/>
    </style:style>
    <style:style style:name="P19" style:family="paragraph" style:parent-style-name="Text_20_body">
      <style:text-properties style:font-name="Calibri" fo:font-size="14pt" fo:language="en" fo:country="US" officeooo:rsid="00668b8c" officeooo:paragraph-rsid="00668b8c" style:font-size-asian="14pt" style:font-size-complex="14pt"/>
    </style:style>
    <style:style style:name="P20" style:family="paragraph" style:parent-style-name="Text_20_body">
      <style:text-properties style:font-name="Calibri" fo:font-size="14pt" fo:language="en" fo:country="US" officeooo:rsid="00bf3476" officeooo:paragraph-rsid="00bf3476" style:font-size-asian="14pt" style:font-size-complex="14pt"/>
    </style:style>
    <style:style style:name="P21" style:family="paragraph" style:parent-style-name="Text_20_body">
      <style:text-properties style:font-name="Calibri" fo:font-size="11pt"/>
    </style:style>
    <style:style style:name="P22" style:family="paragraph" style:parent-style-name="Text_20_body">
      <style:text-properties style:font-name="Calibri" fo:font-size="11pt" fo:language="en" fo:country="US"/>
    </style:style>
    <style:style style:name="P23" style:family="paragraph" style:parent-style-name="Text_20_body">
      <style:text-properties fo:color="#801900"/>
    </style:style>
    <style:style style:name="P24" style:family="paragraph" style:parent-style-name="Text_20_body">
      <style:paragraph-properties fo:break-before="page"/>
      <style:text-properties officeooo:rsid="007d0744" officeooo:paragraph-rsid="007d0744"/>
    </style:style>
    <style:style style:name="P25" style:family="paragraph" style:parent-style-name="Text_20_body">
      <style:paragraph-properties fo:break-before="page"/>
      <style:text-properties style:font-name="Calibri" fo:font-size="11pt" fo:language="en" fo:country="US"/>
    </style:style>
    <style:style style:name="P26" style:family="paragraph" style:parent-style-name="Text_20_body">
      <style:paragraph-properties fo:break-before="page" style:writing-mode="lr-tb"/>
      <style:text-properties style:font-name="Calibri" fo:font-size="11pt" fo:language="en" fo:country="US"/>
    </style:style>
    <style:style style:name="P27" style:family="paragraph" style:parent-style-name="Text_20_body">
      <style:paragraph-properties style:writing-mode="lr-tb"/>
    </style:style>
    <style:style style:name="P28" style:family="paragraph" style:parent-style-name="Text_20_body">
      <style:paragraph-properties style:writing-mode="lr-tb"/>
      <style:text-properties style:font-name="Calibri" fo:font-size="11pt" fo:language="en" fo:country="US"/>
    </style:style>
    <style:style style:name="P29" style:family="paragraph" style:parent-style-name="Text_20_body">
      <style:paragraph-properties style:writing-mode="lr-tb"/>
      <style:text-properties fo:color="#800000" style:font-name="Calibri" fo:font-size="11pt" fo:language="en" fo:country="US"/>
    </style:style>
    <style:style style:name="T1" style:family="text">
      <style:text-properties fo:color="#800000"/>
    </style:style>
    <style:style style:name="T2" style:family="text">
      <style:text-properties fo:color="#990000"/>
    </style:style>
    <style:style style:name="T3" style:family="text">
      <style:text-properties officeooo:rsid="005ba379"/>
    </style:style>
    <style:style style:name="T4" style:family="text">
      <style:text-properties officeooo:rsid="00689d72"/>
    </style:style>
    <style:style style:name="T5" style:family="text">
      <style:text-properties officeooo:rsid="0069ea37"/>
    </style:style>
    <style:style style:name="T6" style:family="text">
      <style:text-properties officeooo:rsid="007810c3"/>
    </style:style>
    <style:style style:name="T7" style:family="text">
      <style:text-properties officeooo:rsid="007b4be9"/>
    </style:style>
    <style:style style:name="T8" style:family="text">
      <style:text-properties officeooo:rsid="00b3b186"/>
    </style:style>
    <style:style style:name="T9" style:family="text">
      <style:text-properties officeooo:rsid="00bf3476"/>
    </style:style>
    <style:style style:name="T10" style:family="text">
      <style:text-properties officeooo:rsid="0067571e"/>
    </style:style>
    <style:style style:name="T11" style:family="text">
      <style:text-properties fo:font-weight="bold" officeooo:rsid="0067571e" style:font-weight-asian="bold" style:font-weight-complex="bold"/>
    </style:style>
    <style:style style:name="T12" style:family="text">
      <style:text-properties fo:font-weight="bold" officeooo:rsid="00689d72" style:font-weight-asian="bold"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Major Tasks</text:p>
      <text:p text:style-name="P17">L1L2 sections</text:p>
      <text:p text:style-name="P18">L2L2 sections</text:p>
      <text:p text:style-name="P5">ML Approach</text:p>
      <text:p text:style-name="P4">Significance</text:p>
      <text:p text:style-name="P14">Update with MC with hit efficiency</text:p>
      <text:p text:style-name="P16">Chapter <text:span text:style-name="T8">2</text:span> comments</text:p>
      <text:p text:style-name="P4"/>
      <text:p text:style-name="P6">Minor Tasks</text:p>
      <text:p text:style-name="P4">Ecal sources</text:p>
      <text:p text:style-name="P4">Target position plot</text:p>
      <text:p text:style-name="P4">Hit Efficiency Before <text:span text:style-name="T6">Hit Killing</text:span></text:p>
      <text:p text:style-name="P4">Cite BH analysis/vertexing analysis/<text:span text:style-name="T4">twitter/CH</text:span></text:p>
      <text:p text:style-name="P4">Number <text:span text:style-name="T5">of events i</text:span>n MC subsections</text:p>
      <text:p text:style-name="P20">Fix figures - <text:span text:style-name="T10">2015 Figures, </text:span><text:span text:style-name="T11">Fix n-1 plots, </text:span><text:span text:style-name="T10">Isocut plot labels, </text:span><text:span text:style-name="T11">Single V0 plots, </text:span><text:span text:style-name="T12">Replace plots with full dataset</text:span></text:p>
      <text:p text:style-name="P15">Systematics – <text:span text:style-name="T9">fit function</text:span></text:p>
      <text:p text:style-name="P4"/>
      <text:p text:style-name="P11">Matt,</text:p>
      <text:p text:style-name="P28">I’m reading your latest version of chapt 1-4.</text:p>
      <text:p text:style-name="P27"> </text:p>
      <text:p text:style-name="P28">Chapter 1 is much improved and reads nicely. No comments.</text:p>
      <text:p text:style-name="P27"> </text:p>
      <text:p text:style-name="P28">Chapter 2 is also improved. Getting there. Comments follow:</text:p>
      <text:p text:style-name="P29">1.845 measurement of the bending</text:p>
      <text:p text:style-name="P29">2. 857 or establish its being particulate in nature</text:p>
      <text:p text:style-name="P29">3. 858 involves-&gt;involve</text:p>
      <text:p text:style-name="P28">4. 861 Still need to get CMB and BAO straight. Philip should help.</text:p>
      <text:p text:style-name="P29">5. 874 This does not explicitly rule out the possibility that dark matter consists of primordial black holes…</text:p>
      <text:p text:style-name="P29">6. 880 A standard candle has known and essentially fixed luminosity, so a measure of its brightness tells its distance.</text:p>
      <text:p text:style-name="P29">Not just a wll defined and identifiable light curve, though they help.</text:p>
      <text:p text:style-name="P29">7. 895 evading-&gt;evaded</text:p>
      <text:p text:style-name="P29">8. Fig 2.4 15% of the total matter content, not the total energy content, right?</text:p>
      <text:p text:style-name="P28">9. 2.2 Theory Summary   Holdum doesn’t really talk about massive A’s, I think. Who really introduces that idea?</text:p>
      <text:p text:style-name="P28">Nima? What breaks the symmetry? Ask Philip.</text:p>
      <text:p text:style-name="P28">10. 2.3 Motivations. You might explain why the s channel annihilation to A’ doesn’t enter the discussion.</text:p>
      <text:p text:style-name="P28">11. 977  I find this unclear. I think the point is that antiproton cosmic ray yield doesn’t go up, so we assume</text:p>
      <text:p text:style-name="P28">m_A’&lt;2m_proton.  </text:p>
      <text:p text:style-name="P29">12. 996 have-&gt;has</text:p>
      <text:p text:style-name="P29">13. 1008 mechanisms -&gt; annihilation</text:p>
      <text:p text:style-name="P29">14. 1010 scratch relic   It ain’t relic in the beginning.</text:p>
      <text:p text:style-name="P29">15. 1015 mechanism -&gt; process</text:p>
      <text:p text:style-name="P29">16. 1019 cool-&gt;expand   The point is the density goes down so annihilation becomes very rare.</text:p>
      <text:p text:style-name="P29">17. 1025 scratch it will be in thermal equilibrium and</text:p>
      <text:p text:style-name="P29">18. 1064 I’d skip “much like PAMELA…”</text:p>
      <text:p text:style-name="P29">19. 1072 scratch often</text:p>
      <text:p text:style-name="P29">20. 1073 dark matter models where</text:p>
      <text:p text:style-name="P29"><text:soft-page-break/>21. 1084 plus   Are there any estimates of what parameters (mass, eps) are favored to account for some DM DM interactions?</text:p>
      <text:p text:style-name="P29">22. 1112 scratch at</text:p>
      <text:p text:style-name="P29">23. 1114 …at CERN have excluded some portion of the expected parameter space, but have not…</text:p>
      <text:p text:style-name="P29">24. 2.5 Signatures  Perhaps mention that HPS explores mA’&lt; 2mdark and LDMX mA’&gt;2mdark. Complementary.</text:p>
      <text:p text:style-name="P29">25. 1122 are-&gt;is</text:p>
      <text:p text:style-name="P29">26. Fig 2.9 on-&gt; in</text:p>
      <text:p text:style-name="P29">27. 1232 momentum and missing energy.</text:p>
      <text:p text:style-name="P29">28. Fig 2.12  I don’t think you’ve said much about the band of predicted parameters which shows up in the figure.</text:p>
      <text:p text:style-name="P29">You should, and reference. These predictions make HPS much more interesting to a general public.</text:p>
      <text:p text:style-name="P29">29. 2.7 Heavy Photon     I don’t check formulas. I hope you do!</text:p>
      <text:p text:style-name="P29">30. 1286  processes</text:p>
      <text:p text:style-name="P29">31. 1289 scratch necessarily</text:p>
      <text:p text:style-name="P29">32. 1290 can-&gt;will</text:p>
      <text:p text:style-name="P29">33. 1298  The BH diagram, by itself, can be kinematically distinguished from the radiative diagram, by itself.</text:p>
      <text:p text:style-name="P29">Neither happens in nature; only their coherent sum does. So the language should change (it’s better by the end of the</text:p>
      <text:p text:style-name="P29">Paragraph). The point is that we optimize radiative signal to background with the high x cut, but that there’s still lots of background.</text:p>
      <text:p text:style-name="P29">34. 1337 prompt QED processes</text:p>
      <text:p text:style-name="P29">35. 1338 in the tracker and may reconstruct downstream</text:p>
      <text:p text:style-name="P29">36. 1339 particle decaying beyond the tails of…</text:p>
      <text:p text:style-name="P27"> </text:p>
      <text:p text:style-name="P28">John</text:p>
      <text:p text:style-name="P28"/>
      <text:p text:style-name="P26">Matt,</text:p>
      <text:p text:style-name="P21">I went through the latest version. Mostly caught some last typos. Looks OK.</text:p>
      <text:p text:style-name="Text_20_body"> </text:p>
      <text:p text:style-name="P13">1. 1345 scratch   large,      HPS is SMALL</text:p>
      <text:p text:style-name="P13">2. 1363 the detector is designed with a vertical opening angle of 15 mrad.     </text:p>
      <text:p text:style-name="P13">3. 1369  pretty sure it’s 10**-5 torr</text:p>
      <text:p text:style-name="P13">4. 1422 wire -&gt;wires     also: …to a motor; as the wires (which are at different angles to obtain both x and y profile measurents) traverse the beam profile, they will scatter…</text:p>
      <text:p text:style-name="P13">5. 1452 scratch large,  HPS is STILL SMALL</text:p>
      <text:p text:style-name="P13">6. 1457 top and bottom halves of the SVT…</text:p>
      <text:p text:style-name="P13">7. 1498 that -&gt; and</text:p>
      <text:p text:style-name="P13">8. 1514 with respect to the primary interaction point.</text:p>
      <text:p text:style-name="P13">9. 1551 mostly from beam electron elastically scattered in the target</text:p>
      <text:p text:style-name="P13">10. 1613 U-channels </text:p>
      <text:p text:style-name="P13">11. 1620 plan -&gt; plane</text:p>
      <text:p text:style-name="P13">12. 1714 at least 50 MeV   </text:p>
      <text:p text:style-name="P13">13. 1741 background is electrons elastically-scattered in the target</text:p>
      <text:p text:style-name="P13">14. 1743 source of two-cluster</text:p>
      <text:p text:style-name="P13">15. 1746 …clusters is required…</text:p>
      <text:p text:style-name="P13">16. 1761  You could add something like: Simulation shows that the looser energy requirements allow fully efficient triggering.</text:p>
      <text:p text:style-name="Text_20_body"> </text:p>
      <text:p text:style-name="P21">John</text:p>
      <text:p text:style-name="P28"/>
      <text:p text:style-name="P3"/>
      <text:p text:style-name="P11">Matt,</text:p>
      <text:p text:style-name="Text_20_body">Thanks for sending along the first chapters.</text:p>
      <text:p text:style-name="Text_20_body"> </text:p>
      <text:p text:style-name="Text_20_body">Here are some comments on Chapter 1. I’m trying to give you a little poetic license, but not too much.</text:p>
      <text:p text:style-name="P8">0. l561 “humanity’s”? </text:p>
      <text:p text:style-name="P1">1. l562 it’s the particle content, not the framework of the SM</text:p>
      <text:p text:style-name="P1">2. l566 the Higgs isn’t the “explanation” but the conjectured cause </text:p>
      <text:p text:style-name="P1">3.l575 “explain”? “account for”</text:p>
      <text:p text:style-name="P8">4. l587-8 not clear to me what you mean. Early  values differed from values today? Clarify.</text:p>
      <text:p text:style-name="P1">5. l592 Chapter 2</text:p>
      <text:p text:style-name="P8">6. l594  can be exploited for what? To search for DM? Spell it out.</text:p>
      <text:p text:style-name="P8">7. l596 “for a simple mechanism..”  unclear. You mean if DM is in thermal equilibrium with SM in the Big Bang, then…<text:line-break/>    the amount of dark matter REMAINING…</text:p>
      <text:p text:style-name="P8">8. l598+ mass and coupling are related, not predicted out of the blue. The miracle is that weak scale mass and coupling work. Not unique!</text:p>
      <text:p text:style-name="P1">9. l607 complement</text:p>
      <text:p text:style-name="P1">10. l611 scratch “than”   sp Lee-Weinberg</text:p>
      <text:p text:style-name="P1">11. 616 not derived. Maybe introduced or considered.</text:p>
      <text:p text:style-name="P1">12. 636 Probing short decay lengths introduces a variety…</text:p>
      <text:p text:style-name="P8">13. 642 Wrong impression. We don’t understand SM backgrounds to a part in 100 million, we have to understand</text:p>
      <text:p text:style-name="P8">how to prevent 100 M prompt tridents from contributing to backgrounds at large z. An experimental, not theoretical issue.</text:p>
      <text:p text:style-name="P1">14. 653 and following. I don’t think your thesis is the place to list your contributions. That is for CV and research statements.</text:p>
      <text:p text:style-name="P1">I’d leave them out. The thesis should tell the story of the measurement, motive, theory, apparatus, running, data collection and recon, analysis, results and interpretation.</text:p>
      <text:p text:style-name="Text_20_body"> </text:p>
      <text:p text:style-name="Text_20_body">John</text:p>
      <text:p text:style-name="P3"/>
      <text:p text:style-name="P11">Matt,</text:p>
      <text:p text:style-name="Text_20_body"> </text:p>
      <text:p text:style-name="P3">I have read Chapter 2, as an amateur. Philip should give the definitive comments on the chapter. </text:p>
      <text:p text:style-name="P3">That said, here are some comments, typos, etc. Hope they are of some use.</text:p>
      <text:p text:style-name="Text_20_body"> </text:p>
      <text:p text:style-name="P3">Comments</text:p>
      <text:p text:style-name="P2">1. 692 delete “description of the universe shown in Fig. 1.1”</text:p>
      <text:p text:style-name="P2">2. 705 delete “invisible”</text:p>
      <text:p text:style-name="P2">3. 714 scratch “upon its trajectory” sentence could be clearer</text:p>
      <text:p text:style-name="P2">4. 717 scratch “a clear measurement”-&gt; “which is thought to be proportional to the distribution.. ”Fig. 2.2 not 2.3</text:p>
      <text:p text:style-name="P2">5. 720 “…of matter as inferred from weak…”</text:p>
      <text:p text:style-name="P2">6. 721  scratch “not described by the SM” -&gt; non-baryonic? Non-interactive as regular matter would be? Something along those lines.</text:p>
      <text:p text:style-name="P2">7. 724 The existence of invisible, or dark matter is supported by the anomalies… First para should say that other evidence extends the case.</text:p>
      <text:p text:style-name="P9">8. 729 and following. CMB is intermingled with BAO. How does each separately argue for DM, and how in the LambdaCDM do they constrain things together. The physics isn’t clear,</text:p>
      <text:p text:style-name="P3">9. 2.1.4  Why do the abundances depend on matter content? What do present BBN measurements imply? Ditto Type 1A. Why depend on matter content.</text:p>
      <text:p text:style-name="P2">10. 757 one can constrain the properties of…</text:p>
      <text:p text:style-name="P2">11. 760 “does not interact APPRECIABLY with SM photons”</text:p>
      <text:p text:style-name="P2">12. 769 scratch “unlikely”</text:p>
      <text:p text:style-name="P2">13. 772 is nanoseconds right? How long is DM in thermal equilibrium with SM?</text:p>
      <text:p text:style-name="P2">14. 784 scratch “are connected to a variety of “ -&gt; appear in dark matter models carrying forces between dark matter particles as well as providing indirect interactions with SM matter.</text:p>
      <text:p text:style-name="P2">15. 806 scratch “since basic observations require”.  Be more specific. Why must epsilon &lt;&lt;1?</text:p>
      <text:p text:style-name="P2">16. 812 “the additional” scatch “the”</text:p>
      <text:p text:style-name="P2">17. 816 scratch “favorable” -&gt; allowable masses  add ref</text:p>
      <text:p text:style-name="P2">18. 831 scratch “at the center of the Milky Way Galaxy”  It was measured right here, not there</text:p>
      <text:p text:style-name="P2">19. 836  Don’t understand this sentence. How does the observed rate suggest A’s. Unclear.</text:p>
      <text:p text:style-name="P2"><text:soft-page-break/>20. How is relic abundance measured?</text:p>
      <text:p text:style-name="P2">21. 915 and many others change “compliment” to “complement”</text:p>
      <text:p text:style-name="P9">22. 951 what A’ parameters would be required for self intereacting DM to account for observed galactic halos?</text:p>
      <text:p text:style-name="P9">23. 968. Yes, include brief mention of Be8 anomaly.</text:p>
      <text:p text:style-name="P2">24. 987 Are any collider experiments looking for detached A’ vertices?</text:p>
      <text:p text:style-name="P9">25. 993 add ref</text:p>
      <text:p text:style-name="P2">26. 1007 scratch “indirectly”</text:p>
      <text:p text:style-name="P9">27. 1022 Make sure you have all the BaBar results. Bertrand Echenard did quite a bit. I thought there was some e+e- searching too. They have extensive results</text:p>
      <text:p text:style-name="P2">28. 1047 target thickness is NOT generically comparable  to the decay length. In general, decay length &gt;&gt;target length</text:p>
      <text:p text:style-name="P2">29. 1059  U70 accelerator???</text:p>
      <text:p text:style-name="P2">30. 1065 thin fixed target experiments are designed to find decay products of relatively short lived A’s, not for most of the particles to interact with the detector. Rewrite. </text:p>
      <text:p text:style-name="P2">31. around 1079 don’t you want a figure of the whole phase space with all experiments and techniques?</text:p>
      <text:p text:style-name="P2">32. 1176 HPS is not really BH competitive</text:p>
      <text:p text:style-name="Text_20_body"> </text:p>
      <text:p text:style-name="P3">John</text:p>
      <text:p text:style-name="Text_20_body"/>
      <text:p text:style-name="P10">Matt,</text:p>
      <text:p text:style-name="Text_20_body">Overall quality of chapt 3 is good. Some of the technical details are lost to my memory, but I trust you have</text:p>
      <text:p text:style-name="Text_20_body">asked the experts. Comments follow, some typos, some awkward English, occasional errors of fact.</text:p>
      <text:p text:style-name="Text_20_body"> </text:p>
      <text:p text:style-name="P1">1. 1199 “The SVT is used to track particles…”</text:p>
      <text:p text:style-name="P1">2. 1207 dominate -&gt; dominant     tolerated -&gt; eliminated</text:p>
      <text:p text:style-name="P1">3. 1209 “form the so-called “wall of flame” in the horizontal plane including the beam direction</text:p>
      <text:p text:style-name="P1">Be clear on def of “beam plane”</text:p>
      <text:p text:style-name="P1">4. 1212 optimizing vertex resolution, and minimizing radiation damage,…</text:p>
      <text:p text:style-name="P1">5. 1215+ the reason we are under vacuum is that beam gas events would otherwise be a very significant background source for the entire detector—occupancy and radiation damage, not a few downstream vertices. The Ecal is NOT under vacuum. There is a vac chamber between Ecal halves.</text:p>
      <text:p text:style-name="P1">6. 1240  make clear there are pulses every 2 ns and each pulse is very short</text:p>
      <text:p text:style-name="P1">7. 1264 H/V -&gt; horizontal and vertical</text:p>
      <text:p text:style-name="P1">8. 1266 used to squeeze</text:p>
      <text:p text:style-name="P1">9. 1267 define wire harps</text:p>
      <text:p text:style-name="P1">10. 1274 tuned</text:p>
      <text:p text:style-name="P1">11. 1279 define FSD</text:p>
      <text:p text:style-name="P1">12. 1263 such as</text:p>
      <text:p text:style-name="P1">13. 1290 at high beam currents    above 50 nA</text:p>
      <text:p text:style-name="P1">14. 1311 not clear. SVT resolution in x is much worse than y due small angle stereo. </text:p>
      <text:p text:style-name="P1">15. 1314 “-beam electrons in the far tails of the Gaussian beam profile”</text:p>
      <text:p text:style-name="P1">16. 1318 halo is &lt; 10**-5 of beam intensity</text:p>
      <text:p text:style-name="P1">17. 1325 Frascati magnets each have half the integral Bdl of the analyzing magnet or half the bending power,</text:p>
      <text:p text:style-name="P1">Not just “half”</text:p>
      <text:p text:style-name="P1">18. 1332 measured and design X0 don’t agree!? Mention targets are grounded to prevent discharge from beam charging them up.</text:p>
      <text:p text:style-name="P1">19. 1338 reconstructed -&gt; reconstruct</text:p>
      <text:p text:style-name="P8"><text:soft-page-break/>20. ~1344 we are multiple coulomb scattering limited so don’t need great x resolution. The change in stereo angle breaks a degeneracy in pattern recognition that could have generated more ghost hits.</text:p>
      <text:p text:style-name="P8">21. ~1361 make clear that there is a 1mm guard ring, hence silicon is 500 um away but active area is 1500 um away.</text:p>
      <text:p text:style-name="P1">22. 1387 non-linear -&gt; non-uniform   and scatch middle</text:p>
      <text:p text:style-name="P1">23. 1394 radiation damage was not…</text:p>
      <text:p text:style-name="P1">24. 1413 The -&gt; the</text:p>
      <text:p text:style-name="P1">25. 1419  Sec?</text:p>
      <text:p text:style-name="P1">26. ~1420 what was the final pulse shape? Picture?</text:p>
      <text:p text:style-name="P1">27. 1425 SVT Mechanics</text:p>
      <text:p text:style-name="P1">28. 1451 by kinematic mounts   scratch the</text:p>
      <text:p text:style-name="P1">29. 1493 plaform -&gt; platform</text:p>
      <text:p text:style-name="P1">30. 1495 contain -&gt; contains</text:p>
      <text:p text:style-name="P1">31. 1505 summarized -&gt; shown</text:p>
      <text:p text:style-name="P1">32. 1514 Only the heat produced from operating the FEBs themselves nees to be dissipated. Thus…</text:p>
      <text:p text:style-name="P1">33. Fig 3.18 A rendering of a beam’s eye view of the HPS Ecal</text:p>
      <text:p text:style-name="P1">34. 1526 cite Ecal paper</text:p>
      <text:p text:style-name="P8">35. 1529 split to avoid the beam plane (previously well defined)</text:p>
      <text:p text:style-name="P1">36. 1534  Scatch “Each crystal is…” Scintillation light from each crystal is detected by an avalanche photodiode…</text:p>
      <text:p text:style-name="P1">37. 1539 The primary purpose of the Ecal it to trigger the xperiment.</text:p>
      <text:p text:style-name="P1">38. 1540 APD signals are amplified by a preamp that outputs signals…</text:p>
      <text:p text:style-name="P7">39. ~1556 Q: are pulser triggers timed to beam cross?</text:p>
      <text:p text:style-name="P1">40. The TS can reject the trigger if…</text:p>
      <text:p text:style-name="P8">41. ~1580. The largest source of two cluster background triggers is WABs, not FEE + brem.</text:p>
      <text:p text:style-name="P1">42.  3.5 Data Sets. Numbers don’t look right for lum, current, PAC days. Double check both 2015 and 2016.</text:p>
      <text:p text:style-name="P1">43. 1627 The 2019 Physics Run was undertaken with an upgraded detector, described in Sec. 6.</text:p>
      <text:p text:style-name="Text_20_body"> </text:p>
      <text:p text:style-name="Text_20_body">John</text:p>
      <text:p text:style-name="P10">New comments begin with #55. Here’s the whole set together for Chapt 4.</text:p>
      <text:p text:style-name="Text_20_body">John</text:p>
      <text:p text:style-name="Text_20_body"> </text:p>
      <text:p text:style-name="P1">1. 1632 both reconstructed energy clusters…</text:p>
      <text:p text:style-name="P8">2. 4.1 Coord Systems. A sentence or two introduction to why there are three coord systems would help the reader</text:p>
      <text:p text:style-name="P1">3. 1648 SVT lies within a roughly uniform vertical magnetic field, thus a charged particle trajectory will…</text:p>
      <text:p text:style-name="P8">4. 1661 s is not defined</text:p>
      <text:p text:style-name="P1">5. 1665 Due to multiple scattering in the silicon sensors, each segment of the track between scattering planes is described by a separate helix, called a track state.</text:p>
      <text:p text:style-name="P8">6. 4.2 Ecal    add intro stating that electrons and photons shower in the Ecal, depositing energy in several crystals, which can be grouped together to give the total energy deposited and an estimate of where the particle hit the Ecal front face.</text:p>
      <text:p text:style-name="P1">7. 1674    pileup is ignored.</text:p>
      <text:p text:style-name="P8">8. 1676  Cosmic rays, which pass downward through the ECal and deposit  a calculable amount of energy in the crystals, are used for a preliminary Ecal calibration.</text:p>
      <text:p text:style-name="P1">9. 1680 is -&gt; are</text:p>
      <text:p text:style-name="P1">10. 1683 formed -&gt; grouped</text:p>
      <text:p text:style-name="P1">11. 1684 A crystal which has the most energy in a local group of hits becomes the seed for a cluster. The algorithm looks for neighboring crystals which are hit within 8 ns of the seed to build the cluster.</text:p>
      <text:p text:style-name="P1">12. 1689  account for parts of the electromagnetic showers…  Do add citations.</text:p>
      <text:p text:style-name="P1">13. 1700 …from the collections of waveforms readout from all the single strips in the SVT which have been hit. </text:p>
      <text:p text:style-name="P8">14. 1721   a picture of a waveform fitting 6 samples would help the reader.</text:p>
      <text:p text:style-name="P1">15. 1726 4 RMS -&gt; 4 x sigma, where sigma is the rms of the noise of the channel      </text:p>
      <text:p text:style-name="P1">16. 1729  3.20**-6  ???  fix</text:p>
      <text:p text:style-name="P8">17. 1736  “400 ADC” counts.  Give some basis for what an ADC count is, e.g. how many adc counts is a mip at the peak of a pulse?</text:p>
      <text:p text:style-name="P1">18. 1746 ..using a particular three (of the six possible) 3D hits to form a helical track</text:p>
      <text:p text:style-name="P1">19. 1755  …that happen to miss a seed…</text:p>
      <text:p text:style-name="P1"><text:soft-page-break/>20. 1776 …for particles that only traverse either the axial or stereo…  should also mention efficiency loss due to either axial or stero layer being inefficient, independent of acceptance</text:p>
      <text:p text:style-name="P8">21. 1779 good to have some figure for efficiency performance vs layer</text:p>
      <text:p text:style-name="Text_20_body"><text:span text:style-name="T1">22. 4.4 Matching  Introduce matching as confirming the reality of the track with Ecal hits and providing a better estimate of event time</text:span><text:span text:style-name="T2">. Also, I assume  you have described the track covariance matrix somewhere, which I have forgotten. It does need to be (and probably is already) referenced.</text:span></text:p>
      <text:p text:style-name="P1">23. 1783 …magnetic field map (giving the dipole’s fringe field)</text:p>
      <text:p text:style-name="P8">24. 1784  define n_sigma  Subsequent analysis imposes a stricter requirement.  You might (or not) note that we don’t do anything with an E/p match, but that the great majority of particles are electromagnetic. (E/p is hard near the Ecal edges, where much of the action occurs)</text:p>
      <text:p text:style-name="P8">25. Table 4.2 and 4.3 beg a justification for all these cuts. You provide it much later when you show distributions for many (all?) these quantities. You should note that earlier analyses came up with these standard cuts, they are loose, and you will show in detail what these distributions look like later on. Explain “MOUSE” or come up with a generic replacement.</text:p>
      <text:p text:style-name="P1">26. 1797  Scratch first sentence. “Given a collection of vertices made up of electron and positron tracks,  additional constraints can be imposed to reduce backgrounds.</text:p>
      <text:p text:style-name="P1">Any real heavy photon decay vertex will have tracks in opposite hemispheres of the detector, point back to the beamspot,  and have a vertex momentum  (the sum of the momenta of the two tracks) consistent with heavy photon kinematics.</text:p>
      <text:p text:style-name="P1">27. 1813 …Billoir vertices both use the…</text:p>
      <text:p text:style-name="P8">28. 1824  I don’t think cwabs are the major source of inefficiencies. What evidence do you have? I keep hearing that baseline shifts and overlapping pulses are to blame.</text:p>
      <text:p text:style-name="P1">29. 1829 It is very inconvenient to have to look for fig 5.9. Can you put it closer and make it Fig 4.5?</text:p>
      <text:p text:style-name="P1">30. 1834  that layer 1 hit inefficiencies occur at the strips nearest to the…</text:p>
      <text:p text:style-name="P1">31. 1845 highly non-uniform nature…the hit efficiencies are studied in each sensor as a function of where the track is expected to hit.</text:p>
      <text:p text:style-name="P1">32. 1856  However, hit inefficiencies will affect the signal rate and…</text:p>
      <text:p text:style-name="P1">33. footnote p69 doesn’t make sense</text:p>
      <text:p text:style-name="P1">34. 1862 to within -&gt; with</text:p>
      <text:p text:style-name="P1">35. 1874 ini -&gt; in</text:p>
      <text:p text:style-name="P1">36. 1875 track -&gt; tracks</text:p>
      <text:p text:style-name="P1">37. 1876 scratch for this alignment</text:p>
      <text:p text:style-name="P1">38. 1877 aligned -&gt; considered.</text:p>
      <text:p text:style-name="P1"><text:soft-page-break/>39. 1880 in together -&gt; coherently</text:p>
      <text:p text:style-name="P1">40. 1891 scratch y</text:p>
      <text:p text:style-name="P1">41. 1905  Scratch first sentence.  To study backgrounds resulting from tracking errors,  it is useful in the MC to match tracks with the particles that generated<text:line-break/>       them, and study which tracks have incorrectly included errant hits.</text:p>
      <text:p text:style-name="P1">42. 1912 …the number of tracker hits associated with a given track is tabulated</text:p>
      <text:p text:style-name="P1">43. 1914 …of tracker hits on a given track is considered to be…</text:p>
      <text:p text:style-name="P8">44. Table 4.4  statistics for Beam = Background???</text:p>
      <text:p text:style-name="P1">45. 1931 with -&gt; that     that it is -&gt; are    that specifies -&gt; for</text:p>
      <text:p text:style-name="P1">46. 1933 …the physics background studies…</text:p>
      <text:p text:style-name="P1">47. 1942 scratch “rotate and…the target”-&gt; account for beam size and orientation        I find the word “diffuse” very confusing</text:p>
      <text:p text:style-name="P1">48. 1952  Have you defined RAD? Maybe refer back to where it’s done to refresh the reader’s memory</text:p>
      <text:p text:style-name="P1">49. 1964 “a larger decay length than HPS is sensitive to”   is confusing. The point is that the lifetime is long enough to  sample all acceptance effects vs z and can be reweighted to reflect real decay lengths later.</text:p>
      <text:p text:style-name="P1">50. 1968 diffusion-&gt;beam size    also on 1978</text:p>
      <text:p text:style-name="P7">51. 1976 Question: Is the initial electron passed through the target in EGS5 up to the interaction point? Small point, but there’s a tiny energy loss, possibility of brem, and scattering that occurs. No problem if it’s ignored. Just curious.</text:p>
      <text:p text:style-name="P1">52. 1980 to the event window size in</text:p>
      <text:p text:style-name="P1">53. Table 4.5 No cuts for A’s???</text:p>
      <text:p text:style-name="P1">54. 4.9 MC Samples (going back) . I’ve forgotten if you’ve done this earlier, but it would be good in introducing the MC samples to review the dominant physics processes that are occurring. All beam particles pass through target and multiply Coulomb scatter, the tail of which, single scattering, gives FEEs. There is a large WAB cross section which accounts for many of our triggers since in 2016 we didn’t require a charged particle in the trigger. Therefore some cWABS.</text:p>
      <text:p text:style-name="P1">Mollers always happen. So do tridents. That what makes up our triggered data.</text:p>
      <text:p text:style-name="P1"> </text:p>
      <text:p text:style-name="Text_20_body"> </text:p>
      <text:p text:style-name="P1">55. 4.10  The reader first sees a number of selection cuts in tables 4.2 and 4.3, and later in 4.6, without any basis to understand them or know how reasonable they are. You should perhaps indicate that some <text:soft-page-break/>of this is historical, some connected to BH selection, but most importantly, that the distributions will eventually be shown in 4.12 and following. Otherwise it feels very ad hoc.</text:p>
      <text:p text:style-name="P1">56. 1999 …by the vertex resolution of HPS and the quality of tracking.</text:p>
      <text:p text:style-name="P1">57.  2011 …halves of the detector which makes a reasonable quality vertex.)</text:p>
      <text:p text:style-name="P1">58. 2014 …where the e+</text:p>
      <text:p text:style-name="P1">59. 2016 …with the e+ and…</text:p>
      <text:p text:style-name="P8">60. (4.6) y_e+Cluster</text:p>
      <text:p text:style-name="P1">61. p 80+  can you put the relevant figures closer to the text referring to them? They also seem out of numerical order. The documentation with figures is very good, but they will be more impactful if</text:p>
      <text:p text:style-name="P1">they are distributed throughout the text, not 10 pages later.</text:p>
      <text:p text:style-name="P1">62. 2047 The cut is loose enough that it is possible to use…effects, but it also eliminates…</text:p>
      <text:p text:style-name="P8">63. 2051  Useful to see a plot of electron momentum for all electrons before the cut to justify cuts.</text:p>
      <text:p text:style-name="P8">64. 2060  why is chisq&lt;6. History ain’t a great answer. <text:span text:style-name="T3">Add distribution for track Chisq.</text:span></text:p>
      <text:p text:style-name="P1">65. Section 4.11.2 This section is important and could do with a rewrite. It needs to be very clear.</text:p>
      <text:p text:style-name="P1">The fundamental idea is that we can normalize our expected A’ signal to the observed rad rates.</text:p>
      <text:p text:style-name="P1">Cite the BEST equation.</text:p>
      <text:p text:style-name="P1">The next idea is that MC must tell us what fraction of all observed tridents are rads. This means</text:p>
      <text:p text:style-name="P1">we need to have understanding of how well MC describes esum data, and some understanding of</text:p>
      <text:p text:style-name="P1">why data is short of MC. </text:p>
      <text:p text:style-name="P1">Finally, the whole business of truth for signal, not for background requires careful explaining.</text:p>
      <text:p text:style-name="P1">66. 2066 computing -&gt; compute</text:p>
      <text:p text:style-name="P1">67. 2068 …pairs, separated into categories as radiative,…processes, is necessary to compute the expected A’ rate.</text:p>
      <text:p text:style-name="P1">68. 4.11.1  Make clear what’s shown in Fig 4.18: Integrated cross sections from Madgraph, with some cuts imposed (described earlier?). The distributions aren’t important, except in the case of WABs, where you shouldn’t truncate the horizontal axis—just makes it look worse than it is. It’s weird, so needs a comment.</text:p>
      <text:p text:style-name="P1">Explain ICS. Does mu universally connote “mean”? </text:p>
      <text:p text:style-name="P1">69. 4.7 is written in terms of cross sections. It’s not clear how acceptance and inefficiencies are incorporated.</text:p>
      <text:p text:style-name="P1">70. 2106 e.g. “truth mass” needs clear explanation.</text:p>
      <text:p text:style-name="P8"><text:soft-page-break/>71. 2124 MC -&gt;MCs</text:p>
      <text:p text:style-name="P1">72. 2128 …by ~0.80 ???Means what? Overestimates by 20 %? Please clarify </text:p>
      <text:p text:style-name="Text_20_body"> </text:p>
      <text:p text:style-name="Text_20_body"> </text:p>
      <text:p text:style-name="Text_20_body"> </text:p>
      <text:p text:style-name="P24">Chapter 5</text:p>
      <text:p text:style-name="P1">1. 2355 to distinguish them from</text:p>
      <text:p text:style-name="P1">2. 2367 predicted-&gt;approximated</text:p>
      <text:p text:style-name="P1">3. p97 para 3  say something about zmax, the maximum extent of sensitivity for seeing decays imposed by acceptance. Signal region is zcut to zmax.</text:p>
      <text:p text:style-name="P1">4. 2376 on-&gt;of</text:p>
      <text:p text:style-name="P1">5 .2386  a limit on a factor times</text:p>
      <text:p text:style-name="P1">6. 2387 an A’ mass of 51.4  </text:p>
      <text:p text:style-name="P1">7. 2394 The first is due to large</text:p>
      <text:p text:style-name="P1">8. 2395 scratch   each</text:p>
      <text:p text:style-name="P1">General comment. Multiple scattering and single scattering are not really distinct categories.  large single scatters also multiply scatter. The entire distribution is Moliere scattering. It has regions that can be identified, for convenience and heuristics, as multiple scattering (the Gaussian Peak), plural scattering (an intermediate zone), and single scattering (single mostly convoluted with the central Gaussian). Plural and Single scattering dominate the tails. It’s all one thing. </text:p>
      <text:p text:style-name="P1">10. 2406 in the corresponding-&gt; by the other particle in the pair</text:p>
      <text:p text:style-name="P1">11. 2417 the invariant mass of scattered e-e- Moller pairs (known as a function of beam energy)</text:p>
      <text:p text:style-name="P1">12. 2419 the observed discrepancy between the momentum resolution in the data and the MC 13. 2427 The basic selection involves choosing e-e-</text:p>
      <text:p text:style-name="P1">14. 2429 and electrons which scatter elastically off the target.</text:p>
      <text:p text:style-name="P1">15. Sect 5.2.1 I’m confused. What trigger gets the Mollers? It doesn’t demand two electrons in the ECal apparently. ???</text:p>
      <text:p text:style-name="P1">16. 2436 delete (…)</text:p>
      <text:p text:style-name="P1">17. 2438 Unfortunately, the MC doesn’t accurately describe the observed track extrapolation resolution or the track timing resolution, so different cuts must be used for data and MC.</text:p>
      <text:p text:style-name="P1">18. Are all quantities in Tables 5.1 defined for the reader. Maybe earlier, I’ve forgotten and am lazy.</text:p>
      <text:p text:style-name="P1">19. 5.2.2 Mass Resolution -&gt; Correcting Mass Resolution</text:p>
      <text:p text:style-name="P1">In the second paragraph, explain how you do the smearing. You throw a random number Gaussianly distributed about zero, such that when added in quadrature with the momentum as measured (and of known resolution), you produce a new momentum estimate of resolution seen in the data. Please come up with better words.</text:p>
      <text:p text:style-name="P1"><text:soft-page-break/>20. 2473 The momentum measurement depends on the measurement and MCS errors and the number and positions of hit layers, not just layers 4-6. But it doesn’t depend on the z of the decay.</text:p>
      <text:p text:style-name="P1">21. 2479 and have little effect</text:p>
      <text:p text:style-name="P1">22. 2489 refer to figure 5.7. The figure shows three curves which should be discussed in the text.</text:p>
      <text:p text:style-name="P1">Have you explained the moller mass and the scaling correction?</text:p>
      <text:p text:style-name="P1">23. 2496 …the next step is to consider the effects of lifetime (for particular choices of A’ mass and epsilon**2) and geometrical acceptance to determine the expected signal sizes for long lived A’s.</text:p>
      <text:p text:style-name="P1">24. 2503 …acceptance and A’ decay kinematics, there are…</text:p>
      <text:p text:style-name="P1">25. 2524 Should have figures 5.10 and 5.11 referred to in the text and placed here  if possible. </text:p>
      <text:p text:style-name="P1">26. Fig 5.9 comment in text on asymmetry</text:p>
      <text:p text:style-name="P1">27. 2530 algorithm is based on…</text:p>
      <text:p text:style-name="P1">28. 2540 …cut and had only 5 hits…</text:p>
      <text:p text:style-name="P1">29. 2541 has-&gt;had</text:p>
      <text:p text:style-name="P1">30. 2569 …there are additional tight selection…</text:p>
      <text:p text:style-name="P23">31. 2574  You need to explain that you must first simulate (given m, eps) the decay curve, then multiply it by the acceptance curve to get the yield.</text:p>
      <text:p text:style-name="P1">32. Fig 5.10  as well as their sum. Ditto Fig. 5.11</text:p>
      <text:p text:style-name="P1">33. 2582 a background from prompt QED tridents, converted WABs, and beam particles.mor</text:p>
      <text:p text:style-name="P1">34. 2584 the preselected event cuts, several more cuts are applied to reduce high z backgrounds that otherwise appear signal-like.</text:p>
      <text:p text:style-name="P1">35. 2588 or from mis-reconstructed</text:p>
      <text:p text:style-name="P1">36. 2590 …reconstructed vertex position with good chisq, a vertex momentum that points back…</text:p>
      <text:p text:style-name="P1">37. 2595 separate -&gt; enhance A’s above Bethe-…</text:p>
      <text:p text:style-name="P1">38. 2597 It is fairly easy to demonstrate…</text:p>
      <text:p text:style-name="P1">39. 2598 Unfortunately, we have no full understanding of background shapes or normalization.</text:p>
      <text:p text:style-name="P1">40. 2603 difficult to optimize the cut values…</text:p>
      <text:p text:style-name="P1">41. 2663 demonstrate -&gt; optimize   “for reasons….previously” -&gt; because we don’t have a viable model of high z backgrounds and the statistics are wanting</text:p>
      <text:p text:style-name="P1">42. 2666 note that study attempted to maximize S/B</text:p>
      <text:p text:style-name="P1">43. Fig 5.16 scratch “with and without”.  Comparison of the V0 projection ot the target cut in units of nsigma…</text:p>
      <text:p text:style-name="P1"><text:soft-page-break/>44. 2671 scratch   , or mis-tracking,   “…are tracks that contain at least one hit that is not associated with the particle responsible for the majority of other hits of the track.”</text:p>
      <text:p text:style-name="P1">45. 2681 “…and as discussed in Sec. 4.1 is complicated by the fact that the coordinate systems used for track reconstruction and analysis differ.</text:p>
      <text:p text:style-name="P1">46. 2715 in the previous analysis</text:p>
      <text:p text:style-name="P1">47. 2730 insensitive to it</text:p>
      <text:p text:style-name="P1">48. 2740 what do you want the reader to conclude from Fig 5.19, 5.20 and 5.21? Try to make the case explicitly, citing what you see in the graphs, and making the appropriate conclusions. Expand. Where to see how large the loss of signal is?</text:p>
      <text:p text:style-name="P1">49. 2757 this is usually not the case</text:p>
      <text:p text:style-name="P1">50. 2762 scratch  an</text:p>
      <text:p text:style-name="P1">51. Fig 5.25 scratch with and without       I’m not sure you’ve led the reader through each of these distributions, what they are demonstrating, what you conclude from them. Expand in the text (or show me where I missed it). The small size of plots and the difficulty seeing scales and what is being plotted really diminishes their impact for me. I do understand alternatives aren’t easy.</text:p>
      <text:p text:style-name="P1">52. Radiative cut. The point is that radiatives are peaked near the beam energy and the dominant BH background is not, so this cut improves S/N. Call out the optimization of cut plot since you talk about it. What’s the y axis? What do you want the reader to conclude from the other plots? What’s the key feature? How does it help your case? Explain why you make an n-1 plot. Your reader here is NOT the analysis committee. I’m confused about the middle left plot? Make it clear.</text:p>
      <text:p text:style-name="P1">53. 2821  producing background high z events</text:p>
      <text:p text:style-name="P1">54. 2823 The final requirement is that each </text:p>
      <text:p text:style-name="P1">55. 2825 is -&gt; are</text:p>
      <text:p text:style-name="P1">56. Figure 5.27 captions for middle left and middle right are missing</text:p>
      <text:p text:style-name="P1">[I’m not commenting on anything L1L2 or L2L2 for now]</text:p>
      <text:p text:style-name="P1">57. 2919 to understand and minimize</text:p>
      <text:p text:style-name="P1">58. 2924  plus/minus 1.9 sigma  (and following)</text:p>
      <text:p text:style-name="P1">59. 2932…value beyond which the background fit function predicts 0.5 events is…</text:p>
      <text:p text:style-name="P1">You should make clear that the “background fit function” is simply an empirical fit to the z distribution at z’s smaller than zcut, and is only a guide to what the background might be.</text:p>
      <text:p text:style-name="P1">The fact that an exponential does a good job in data and MC gives us more authority, but no claim to know what the “real” high z background is.</text:p>
      <text:p text:style-name="P1">60. Fig 5.39 label top right L1L1</text:p>
      <text:p text:style-name="P1"><text:soft-page-break/>61. Fig. 5.40 should compare the 10% scaled to 100% data and 100% MC.</text:p>
      <text:p text:style-name="P1">62. 5.6.1 How do you account for z resolution effects which smear the exponential decay distributions. The convolution of a Gaussian and an exponential is known, and would approximate the desired shape pretty well.</text:p>
      <text:p text:style-name="P1">It would be nice to show schematically the pure exponential, the same convoluted with a Gaussian, and the result of acceptance cuts on that. I expect “nice” is a bridge too far.</text:p>
      <text:p text:style-name="P1">63. 3031 the mass resolution affects the BH search very differently from the vertex search. In BH, resolution sets the width of the wide window (a secondary effect); in vertex, it determines the width of the mass bin for which you plot z (a primary effect). If you get mass resolution wrong,  you’ll over or underestimate the expected signal.</text:p>
      <text:p text:style-name="P1">64. Systematics</text:p>
      <text:p text:style-name="P1">A very small systematic, maybe not worth mentioning, is that determining z scale. It’s as good as the survey accuracy and some temperature changes, and is probably very good. But it is there.</text:p>
      <text:p text:style-name="P1">Another is the detection efficiency vs z. This depends on the agreement between MC and data alignments, and is very good, and not of course perfect. Probably negligible.</text:p>
      <text:p text:style-name="P1">65. 3086 Incomplete sentence: The first step in this analysis…</text:p>
      <text:p text:style-name="P1">66. 3089 What do you  want the reader to conclude from the n-s plots? Tell him.</text:p>
      <text:p text:style-name="P1">67. 3093 Single Coulomb scattering comprises the extreme tail of the multiple coulomb scattering distribution, and is the source of some extra high z events.</text:p>
      <text:p text:style-name="P1">68. 3097 Don’t agree:  larger error on vertex (that only depends on momenta and angles of the tracks).</text:p>
      <text:p text:style-name="P1">69. 3100 because they display all  </text:p>
      <text:p text:style-name="P1">70. 3114 unconstrained vertex chisq</text:p>
      <text:p text:style-name="P1">71. 3142 mistracking + hit inefficiency also depends (I keep thinking) on the level of occupancy.</text:p>
      <text:p text:style-name="P1">Do you know how data and MC occupancy compare? At least mention this possibility, if you accept this reason. I am guessing that MC is occupancy low, so the mistake level is low. It may also be that MC doesn’t replicate number of single and double hits, and it certainly doesn’t have hits (probably singles) from xrays. </text:p>
      <text:p text:style-name="Text_20_body"> </text:p>
      <text:p text:style-name="Text_20_body">All in all it reads pretty well. My biggest complaint is that graphs are referred to more for an expert audience (the committee) than for a</text:p>
      <text:p text:style-name="Text_20_body">general reader. The text needs to make the argument, the graph needs to substantiate it, and how it substantiates it needs to be articulated. Sorry to bang the same drum over and over. It’s easier to complain than to go back and try to reorganize so much material. </text:p>
      <text:p text:style-name="Text_20_body"><text:soft-page-break/>Any motion in the direction of more direct references to figures and articulation of their import will help. It’s not bad the way it is, just not optimal.</text:p>
      <text:p text:style-name="Text_20_body"> </text:p>
      <text:p text:style-name="Text_20_body">You’ve done an immense amount of very good work. Go Matt.</text:p>
      <text:p text:style-name="Text_20_body"> </text:p>
      <text:p text:style-name="Text_20_body">John</text:p>
      <text:p text:style-name="Text_20_body"/>
      <text:p text:style-name="Text_20_body"> </text:p>
      <text:p text:style-name="Text_20_body"> </text:p>
      <text:p text:style-name="Text_20_body"> </text:p>
      <text:p text:style-name="Text_20_body"/>
      <text:p text:style-name="P24">Chapter 6</text:p>
      <text:p text:style-name="Text_20_body">Matt,</text:p>
      <text:p text:style-name="Text_20_body">Generally speaking, I like the upgrades/future piece, and am less sure about the level of</text:p>
      <text:p text:style-name="Text_20_body">detail given to the SIMP writeup—too much for a future possibility to my mind. You and</text:p>
      <text:p text:style-name="Text_20_body">Philip should come to some understanding. I would think the formulae could be left</text:p>
      <text:p text:style-name="Text_20_body">to the appropriate theory papers, and you should mention the basic theoretical idea (which you do),</text:p>
      <text:p text:style-name="Text_20_body">mention the multiple parameters needed, mention the particular scheme HPS could be sensitive to,</text:p>
      <text:p text:style-name="Text_20_body">then focus on the expected V0 momentum  and decay lengths, and maybe borrow a graph or two from Stani.</text:p>
      <text:p text:style-name="Text_20_body">Fig. 6.18 and 6.19 seem like phenomenology that’s not needed. The important point is that</text:p>
      <text:p text:style-name="Text_20_body">there’s additional physics for HPS. Final reach plots are good.</text:p>
      <text:p text:style-name="Text_20_body">John</text:p>
      <text:p text:style-name="Text_20_body"> </text:p>
      <text:p text:style-name="P1">1. 3174  in this thesis, </text:p>
      <text:p text:style-name="P1">2. 3176 really on 4% ???</text:p>
      <text:p text:style-name="P1">3. 3180 for -&gt; to achieve  </text:p>
      <text:p text:style-name="P1">4. 3187 generalized</text:p>
      <text:p text:style-name="P1">5. 3207 However, this would place the guard ring of the existing sensors…</text:p>
      <text:p text:style-name="P1">6. 3208 To accommodate this, new sensors…</text:p>
      <text:p text:style-name="P23">Don’t you want to talk about the placement of L0 silicon at the end of the paragraph?</text:p>
      <text:p text:style-name="P23">I’m not clear in the next paragraph just where new L1 was placed. </text:p>
      <text:p text:style-name="P1">7. 3237 for matching hits in the hodoscope with crystals in the Ecal; this suppressed triggers</text:p>
      <text:p text:style-name="P1">from single photons on the positron side, increases acceptance, and leads to manageable trigger levels.</text:p>
      <text:p text:style-name="P23">8. Fig 6.4 Why is L0 worse than nominal at z &lt; 50 mm?</text:p>
      <text:p text:style-name="P1">9. 3244 region, and determine the experiment’s reach.</text:p>
      <text:p text:style-name="P1">10. 3247 A’ is shown in Fig. 6.3 …</text:p>
      <text:p text:style-name="P1">11.3250  there is an improvement…-&gt; zcut is reduced by about a factor of two.</text:p>
      <text:p text:style-name="P1">12. Fig. 6.6  Have you explained by zcut increases with running time?</text:p>
      <text:p text:style-name="P1">13. Fig 6.7 The estimated contour for excluding A’ production in the mass/epsilon**2 plane </text:p>
      <text:p text:style-name="P1"><text:soft-page-break/>      from early …</text:p>
      <text:p text:style-name="P1">14. 3278 scratch that</text:p>
      <text:p text:style-name="P1">15. 3280. You might add: We assume currents induced by the rapidly changing magnetic flux induced</text:p>
      <text:p text:style-name="P1">currents in the SVT structures which led to large forces on the SVT.</text:p>
      <text:p text:style-name="P1">16. Radiation damage was from errant/poor quality beams, not just the act of beam tuning.</text:p>
      <text:p text:style-name="P1">17. 3281 making some channels barely usable.</text:p>
      <text:p text:style-name="P1">18. 3283 then frequently discharge, resulting in bursts of electronic noise and DAQ failures.</text:p>
      <text:p text:style-name="P1">19. 3291 evaluate-&gt;prove</text:p>
      <text:p text:style-name="P1">20. 3296  Evaluating the effectiveness of moving L1-L3 closer to the beam plane is in process.</text:p>
      <text:p text:style-name="P1">21. Fig 6.12 wires showing a beam width of 22…</text:p>
      <text:p text:style-name="P1">22. 3316 appealing -&gt; accessible</text:p>
      <text:p text:style-name="P1">23. Conclusions Chapt 7: be sure to state your limit and note that it is close to the sensitivity needed to see an event,</text:p>
      <text:p text:style-name="P1">and sets limits on production at levels above canonical expectation. Emphasize that backgrounds are</text:p>
      <text:p text:style-name="P1">sufficiently controlled—experiment works suppressing background at an impressive level ! (You did say this. Say it louder)</text:p>
      <text:p text:style-name="P1">This is the first indication that HPS really works thanks to your cuts and procedures and promises a future.</text:p>
      <text:p text:style-name="Text_20_body"> </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7-06T13:16:22.753958969</meta:creation-date>
    <dc:date>2020-08-04T20:47:40.837310757</dc:date>
    <meta:editing-duration>P16DT23H37M30S</meta:editing-duration>
    <meta:editing-cycles>104</meta:editing-cycles>
    <meta:generator>LibreOffice/5.1.6.2$Linux_X86_64 LibreOffice_project/10m0$Build-2</meta:generator>
    <meta:document-statistic meta:table-count="0" meta:image-count="0" meta:object-count="0" meta:page-count="21" meta:paragraph-count="425" meta:word-count="5504" meta:character-count="31818" meta:non-whitespace-character-count="26479"/>
  </office:meta>
</office:document-meta>
</file>